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ddd67" officeooo:paragraph-rsid="001ddd67" style:font-size-asian="15pt" style:font-size-complex="15pt"/>
    </style:style>
    <style:style style:name="P2" style:family="paragraph" style:parent-style-name="Standard">
      <style:text-properties fo:font-size="15pt" officeooo:rsid="001e61fd" officeooo:paragraph-rsid="001e61fd" style:font-size-asian="15pt" style:font-size-complex="15pt"/>
    </style:style>
    <style:style style:name="P3" style:family="paragraph" style:parent-style-name="Standard">
      <style:text-properties fo:font-size="15pt" officeooo:rsid="001f6228" officeooo:paragraph-rsid="001f6228" style:font-size-asian="15pt" style:font-size-complex="15pt"/>
    </style:style>
    <style:style style:name="P4" style:family="paragraph" style:parent-style-name="Standard">
      <style:text-properties fo:font-size="15pt" fo:font-weight="bold" officeooo:rsid="001ddd67" officeooo:paragraph-rsid="001ddd67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officeooo:paragraph-rsid="001e61fd"/>
    </style:style>
    <style:style style:name="P6" style:family="paragraph" style:parent-style-name="Standard">
      <style:text-properties fo:font-size="15pt" officeooo:rsid="001f6228" officeooo:paragraph-rsid="001f6228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style:font-size-asian="15pt" style:font-size-complex="15pt"/>
    </style:style>
    <style:style style:name="T3" style:family="text">
      <style:text-properties officeooo:rsid="001e61f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seract 4.0 comparison with given OCR system</text:p>
      <text:p text:style-name="P1"/>
      <text:p text:style-name="P3">Using the vm:</text:p>
      <text:p text:style-name="P3"/>
      <text:p text:style-name="P5"><text:span text:style-name="T3">It takes approximately 60 seconds for Tesseract to do OCR one 1 tif page.</text:span></text:p>
      <text:p text:style-name="P6"><text:span text:style-name="T3">I</text:span><text:span text:style-name="T2">t takes approximately 22 seconds for Tesseract to do OCR on 1 png page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24:37.314576424</meta:creation-date>
    <dc:date>2018-02-02T10:56:41.711928332</dc:date>
    <meta:editing-duration>PT32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8" meta:character-count="204" meta:non-whitespace-character-count="170"/>
  </office:meta>
</office:document-meta>
</file>